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38"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3728in" fo:break-before="auto" style:use-optimal-row-height="false"/>
    </style:style>
    <style:style style:name="ro19" style:family="table-row">
      <style:table-row-properties style:row-height="0.3728in" fo:break-before="auto" style:use-optimal-row-height="true"/>
    </style:style>
    <style:style style:name="ro20" style:family="table-row">
      <style:table-row-properties style:row-height="0.211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0.2382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0.352in" fo:break-before="auto" style:use-optimal-row-height="false"/>
    </style:style>
    <style:style style:name="ro26" style:family="table-row">
      <style:table-row-properties style:row-height="0.2071in" fo:break-before="auto" style:use-optimal-row-height="true"/>
    </style:style>
    <style:style style:name="ro27" style:family="table-row">
      <style:table-row-properties style:row-height="0.2937in" fo:break-before="auto" style:use-optimal-row-height="false"/>
    </style:style>
    <style:style style:name="ro28" style:family="table-row">
      <style:table-row-properties style:row-height="0.1957in" fo:break-before="auto" style:use-optimal-row-height="false"/>
    </style:style>
    <style:style style:name="ro29"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52in" fo:break-before="auto" style:use-optimal-row-height="true"/>
    </style:style>
    <style:style style:name="ro41" style:family="table-row">
      <style:table-row-properties style:row-height="0.9634in" fo:break-before="auto" style:use-optimal-row-height="true"/>
    </style:style>
    <style:style style:name="ro42" style:family="table-row">
      <style:table-row-properties style:row-height="1.4264in" fo:break-before="auto" style:use-optimal-row-height="true"/>
    </style:style>
    <style:style style:name="ro43" style:family="table-row">
      <style:table-row-properties style:row-height="0.4874in" fo:break-before="auto" style:use-optimal-row-height="true"/>
    </style:style>
    <style:style style:name="ro44" style:family="table-row">
      <style:table-row-properties style:row-height="0.3409in" fo:break-before="auto" style:use-optimal-row-height="true"/>
    </style:style>
    <style:style style:name="ro45" style:family="table-row">
      <style:table-row-properties style:row-height="0.8043in" fo:break-before="auto" style:use-optimal-row-height="true"/>
    </style:style>
    <style:style style:name="ro46" style:family="table-row">
      <style:table-row-properties style:row-height="0.9535in" fo:break-before="auto" style:use-optimal-row-height="true"/>
    </style:style>
    <style:style style:name="ro47" style:family="table-row">
      <style:table-row-properties style:row-height="0.798in" fo:break-before="auto" style:use-optimal-row-height="true"/>
    </style:style>
    <style:style style:name="ro48" style:family="table-row">
      <style:table-row-properties style:row-height="0.6425in" fo:break-before="auto" style:use-optimal-row-height="true"/>
    </style:style>
    <style:style style:name="ro49" style:family="table-row">
      <style:table-row-properties style:row-height="0.4866in" fo:break-before="auto" style:use-optimal-row-height="true"/>
    </style:style>
    <style:style style:name="ro50" style:family="table-row">
      <style:table-row-properties style:row-height="1.8862in" fo:break-before="auto" style:use-optimal-row-height="true"/>
    </style:style>
    <style:style style:name="ro51" style:family="table-row">
      <style:table-row-properties style:row-height="1.2638in" fo:break-before="auto" style:use-optimal-row-height="true"/>
    </style:style>
    <style:style style:name="ro52" style:family="table-row">
      <style:table-row-properties style:row-height="1.7307in" fo:break-before="auto" style:use-optimal-row-height="true"/>
    </style:style>
    <style:style style:name="ro53" style:family="table-row">
      <style:table-row-properties style:row-height="1.5752in" fo:break-before="auto" style:use-optimal-row-height="true"/>
    </style:style>
    <style:style style:name="ro54"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5"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1"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fo:wrap-option="wrap"/>
      <style:text-properties style:font-name="Arial" fo:font-size="10pt" fo:font-weight="normal" style:font-weight-asian="normal" style:font-weight-complex="normal"/>
    </style:style>
    <style:style style:name="ce128" style:family="table-cell" style:parent-style-name="Default">
      <style:text-properties style:font-name="Arial" fo:font-size="10pt" fo:font-weight="normal" style:font-weight-asian="normal" style:font-weight-complex="normal"/>
    </style:style>
    <style:style style:name="ce13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3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40" style:family="table-cell" style:parent-style-name="Default">
      <style:table-cell-properties fo:wrap-option="wrap"/>
      <style:text-properties style:font-name="Arial" fo:font-size="10pt"/>
    </style:style>
    <style:style style:name="ce141"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42" style:family="table-cell" style:parent-style-name="Default">
      <style:table-cell-properties fo:wrap-option="wrap" style:vertical-align="top"/>
      <style:text-properties style:font-name="Arial" fo:font-size="10pt"/>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6"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0"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9">
            <text:p>39</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8">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19">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0">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1">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1">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1">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1">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1">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1">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1">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1">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1">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1">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1">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1">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1">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1">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1">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1">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1">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1">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1">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1">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1">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1">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1">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1">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1">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1">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1">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1">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2">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3">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1">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1">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1">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1">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1">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1">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1">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4"/>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table-cell table:style-name="ce74"/>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table-cell table:style-name="ce75"/>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7"/>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table-cell table:style-name="ce77"/>
          <table:table-cell table:number-columns-repeated="253"/>
        </table:table-row>
        <table:table-row table:style-name="ro21">
          <table:table-cell/>
          <table:table-cell table:style-name="ce77"/>
          <table:table-cell table:number-columns-repeated="253"/>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67"/>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5"/>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
          <table:table-cell table:style-name="ce108"/>
          <table:table-cell table:number-columns-repeated="252"/>
        </table:table-row>
        <table:table-row table:style-name="ro21">
          <table:table-cell table:number-columns-repeated="2"/>
          <table:table-cell table:style-name="ce108"/>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79"/>
          <table:table-cell table:number-columns-repeated="253"/>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1"/>
          <table:table-cell table:number-columns-repeated="253"/>
        </table:table-row>
        <table:table-row table:style-name="ro21">
          <table:table-cell table:style-name="ce69"/>
          <table:table-cell table:style-name="ce81"/>
          <table:table-cell table:number-columns-repeated="253"/>
        </table:table-row>
        <table:table-row table:style-name="ro21">
          <table:table-cell table:style-name="ce69"/>
          <table:table-cell table:style-name="ce82"/>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3"/>
          <table:table-cell table:style-name="ce108"/>
          <table:table-cell table:number-columns-repeated="252"/>
        </table:table-row>
        <table:table-row table:style-name="ro21">
          <table:table-cell table:style-name="ce69"/>
          <table:table-cell table:style-name="ce83"/>
          <table:table-cell table:style-name="ce109"/>
          <table:table-cell table:number-columns-repeated="252"/>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style-name="ce109"/>
          <table:table-cell table:style-name="Default"/>
          <table:table-cell table:number-columns-repeated="251"/>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10"/>
          <table:table-cell table:number-columns-repeated="252"/>
        </table:table-row>
        <table:table-row table:style-name="ro21">
          <table:table-cell table:style-name="ce69"/>
          <table:table-cell table:style-name="ce83"/>
          <table:table-cell table:number-columns-repeated="253"/>
        </table:table-row>
        <table:table-row table:style-name="ro21">
          <table:table-cell table:style-name="ce69"/>
          <table:table-cell table:style-name="ce84"/>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style-name="ce85"/>
          <table:table-cell table:number-columns-repeated="253"/>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86"/>
          <table:table-cell table:style-name="ce110"/>
          <table:table-cell table:number-columns-repeated="252"/>
        </table:table-row>
        <table:table-row table:style-name="ro21">
          <table:table-cell table:style-name="ce69"/>
          <table:table-cell table:style-name="ce87"/>
          <table:table-cell table:style-name="ce111"/>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style-name="ce88"/>
          <table:table-cell table:style-name="ce108"/>
          <table:table-cell table:number-columns-repeated="252"/>
        </table:table-row>
        <table:table-row table:style-name="ro21">
          <table:table-cell table:style-name="ce70"/>
          <table:table-cell table:style-name="ce89"/>
          <table:table-cell table:style-name="ce108"/>
          <table:table-cell table:number-columns-repeated="252"/>
        </table:table-row>
        <table:table-row table:style-name="ro21">
          <table:table-cell table:style-name="ce70"/>
          <table:table-cell table:style-name="ce90"/>
          <table:table-cell table:number-columns-repeated="253"/>
        </table:table-row>
        <table:table-row table:style-name="ro21">
          <table:table-cell table:style-name="ce70"/>
          <table:table-cell table:style-name="ce91"/>
          <table:table-cell table:number-columns-repeated="253"/>
        </table:table-row>
        <table:table-row table:style-name="ro21">
          <table:table-cell table:style-name="ce70"/>
          <table:table-cell table:style-name="ce91"/>
          <table:table-cell table:number-columns-repeated="253"/>
        </table:table-row>
        <table:table-row table:style-name="ro21">
          <table:table-cell table:style-name="ce70"/>
          <table:table-cell table:style-name="ce92"/>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2"/>
          <table:table-cell table:number-columns-repeated="253"/>
        </table:table-row>
        <table:table-row table:style-name="ro21">
          <table:table-cell table:style-name="ce70"/>
          <table:table-cell table:style-name="ce94"/>
          <table:table-cell table:number-columns-repeated="253"/>
        </table:table-row>
        <table:table-row table:style-name="ro21">
          <table:table-cell table:style-name="ce70"/>
          <table:table-cell table:style-name="ce94"/>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3"/>
          <table:table-cell table:number-columns-repeated="253"/>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number-columns-repeated="254"/>
        </table:table-row>
        <table:table-row table:style-name="ro21">
          <table:table-cell table:style-name="ce70"/>
          <table:table-cell/>
          <table:table-cell table:style-name="ce108"/>
          <table:table-cell table:number-columns-repeated="252"/>
        </table:table-row>
        <table:table-row table:style-name="ro21">
          <table:table-cell table:style-name="ce70"/>
          <table:table-cell table:number-columns-repeated="254"/>
        </table:table-row>
        <table:table-row table:style-name="ro21">
          <table:table-cell table:style-name="ce70"/>
          <table:table-cell table:number-columns-repeated="254"/>
        </table:table-row>
        <table:table-row table:style-name="ro21">
          <table:table-cell table:style-name="ce70"/>
          <table:table-cell table:style-name="ce89"/>
          <table:table-cell table:number-columns-repeated="253"/>
        </table:table-row>
        <table:table-row table:style-name="ro21">
          <table:table-cell table:style-name="ce70"/>
          <table:table-cell table:style-name="ce96"/>
          <table:table-cell table:number-columns-repeated="253"/>
        </table:table-row>
        <table:table-row table:style-name="ro21">
          <table:table-cell table:style-name="ce70"/>
          <table:table-cell table:style-name="ce88"/>
          <table:table-cell table:number-columns-repeated="253"/>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7"/>
          <table:table-cell/>
          <table:table-cell table:style-name="ce103"/>
          <table:table-cell table:number-columns-repeated="251"/>
        </table:table-row>
        <table:table-row table:style-name="ro21">
          <table:table-cell table:style-name="ce70"/>
          <table:table-cell table:style-name="ce98"/>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9"/>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1"/>
          <table:table-cell/>
          <table:table-cell table:style-name="ce103"/>
          <table:table-cell table:number-columns-repeated="251"/>
        </table:table-row>
        <table:table-row table:style-name="ro21">
          <table:table-cell table:style-name="ce70"/>
          <table:table-cell table:style-name="ce102"/>
          <table:table-cell/>
          <table:table-cell table:style-name="ce103"/>
          <table:table-cell table:number-columns-repeated="251"/>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5"/>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5"/>
        <table:table-column table:style-name="co8" table:default-cell-style-name="ce145"/>
        <table:table-column table:style-name="co8" table:default-cell-style-name="ce152"/>
        <table:table-row table:style-name="ro26">
          <table:table-cell table:style-name="ce116"/>
          <table:table-cell table:style-name="ce119" office:value-type="string">
            <text:p>TEST CASES</text:p>
          </table:table-cell>
          <table:table-cell table:style-name="ce123"/>
          <table:table-cell table:style-name="ce120" table:number-columns-repeated="2"/>
          <table:table-cell table:style-name="ce116"/>
          <table:table-cell table:style-name="ce140"/>
          <table:table-cell table:style-name="ce120" table:number-columns-repeated="3"/>
          <table:table-cell table:style-name="ce147" office:value-type="string">
            <text:p>Passed</text:p>
          </table:table-cell>
          <table:table-cell table:style-name="ce147" table:formula="of:=COUNTIF([.L$7:.L$1045];[.$K1])" office:value-type="float" office:value="0">
            <text:p>0</text:p>
          </table:table-cell>
          <table:table-cell table:style-name="ce147" table:formula="of:=COUNTIF([.M$7:.M$1045];[.$K1])" office:value-type="float" office:value="0">
            <text:p>0</text:p>
          </table:table-cell>
          <table:table-cell table:style-name="ce147" table:formula="of:=COUNTIF([.N$7:.N$1045];[.$K1])" office:value-type="float" office:value="0">
            <text:p>0</text:p>
          </table:table-cell>
          <table:table-cell table:style-name="ce147" table:formula="of:=COUNTIF([.O$7:.O$1045];[.$K1])" office:value-type="float" office:value="0">
            <text:p>0</text:p>
          </table:table-cell>
          <table:table-cell table:style-name="ce120" table:number-columns-repeated="2"/>
          <table:table-cell table:style-name="Default" table:number-columns-repeated="239"/>
        </table:table-row>
        <table:table-row table:style-name="ro26">
          <table:table-cell table:style-name="ce116"/>
          <table:table-cell table:style-name="ce120" table:number-columns-repeated="4"/>
          <table:table-cell table:style-name="ce116"/>
          <table:table-cell table:style-name="ce140"/>
          <table:table-cell table:style-name="ce120" table:number-columns-repeated="3"/>
          <table:table-cell table:style-name="ce147" office:value-type="string">
            <text:p>Failed</text:p>
          </table:table-cell>
          <table:table-cell table:style-name="ce147" table:formula="of:=COUNTIF([.L$7:.L$1045];[.$K2])" office:value-type="float" office:value="0">
            <text:p>0</text:p>
          </table:table-cell>
          <table:table-cell table:style-name="ce147" table:formula="of:=COUNTIF([.M$7:.M$1045];[.$K2])" office:value-type="float" office:value="0">
            <text:p>0</text:p>
          </table:table-cell>
          <table:table-cell table:style-name="ce147" table:formula="of:=COUNTIF([.N$7:.N$1045];[.$K2])" office:value-type="float" office:value="0">
            <text:p>0</text:p>
          </table:table-cell>
          <table:table-cell table:style-name="ce147" table:formula="of:=COUNTIF([.O$7:.O$1045];[.$K2])" office:value-type="float" office:value="0">
            <text:p>0</text:p>
          </table:table-cell>
          <table:table-cell table:style-name="ce120" table:number-columns-repeated="2"/>
          <table:table-cell table:style-name="Default" table:number-columns-repeated="239"/>
        </table:table-row>
        <table:table-row table:style-name="ro27">
          <table:table-cell table:style-name="ce116"/>
          <table:table-cell table:style-name="ce121" office:value-type="string">
            <text:p>Functions List<text:span text:style-name="T3">:</text:span></text:p>
          </table:table-cell>
          <table:table-cell table:style-name="ce124" office:value-type="string" table:number-columns-spanned="3" table:number-rows-spanned="1">
            <text:p>Sniff Test </text:p>
          </table:table-cell>
          <table:covered-table-cell table:style-name="ce126"/>
          <table:covered-table-cell table:style-name="ce124"/>
          <table:table-cell table:style-name="ce116"/>
          <table:table-cell table:style-name="ce140" office:value-type="string">
            <text:p><text:s/></text:p>
          </table:table-cell>
          <table:table-cell table:style-name="ce144"/>
          <table:table-cell table:style-name="ce116" table:number-columns-repeated="2"/>
          <table:table-cell table:style-name="ce147" office:value-type="string">
            <text:p>Blocked</text:p>
          </table:table-cell>
          <table:table-cell table:style-name="ce147" table:formula="of:=COUNTIF([.L$7:.L$1045];[.$K3])" office:value-type="float" office:value="0">
            <text:p>0</text:p>
          </table:table-cell>
          <table:table-cell table:style-name="ce147" table:formula="of:=COUNTIF([.M$7:.M$1045];[.$K3])" office:value-type="float" office:value="0">
            <text:p>0</text:p>
          </table:table-cell>
          <table:table-cell table:style-name="ce147" table:formula="of:=COUNTIF([.N$7:.N$1045];[.$K3])" office:value-type="float" office:value="0">
            <text:p>0</text:p>
          </table:table-cell>
          <table:table-cell table:style-name="ce147" table:formula="of:=COUNTIF([.O$7:.O$1045];[.$K3])" office:value-type="float" office:value="0">
            <text:p>0</text:p>
          </table:table-cell>
          <table:table-cell table:style-name="ce150"/>
          <table:table-cell table:style-name="ce144"/>
          <table:table-cell table:style-name="Default" table:number-columns-repeated="239"/>
        </table:table-row>
        <table:table-row table:style-name="ro28">
          <table:table-cell table:style-name="ce116"/>
          <table:table-cell table:style-name="ce121" office:value-type="string">
            <text:p>Total Main Cases:</text:p>
          </table:table-cell>
          <table:table-cell table:style-name="ce124" table:formula="of:=MAX([.A7:.A6645])" office:value-type="float" office:value="39" table:number-columns-spanned="3" table:number-rows-spanned="1">
            <text:p>39</text:p>
          </table:table-cell>
          <table:covered-table-cell table:style-name="ce127"/>
          <table:covered-table-cell table:style-name="ce140"/>
          <table:table-cell table:style-name="ce116"/>
          <table:table-cell table:style-name="ce140"/>
          <table:table-cell table:style-name="ce144"/>
          <table:table-cell table:style-name="ce116" table:number-columns-repeated="2"/>
          <table:table-cell table:style-name="ce148" office:value-type="string">
            <text:p>Untested</text:p>
          </table:table-cell>
          <table:table-cell table:style-name="ce147" table:formula="of:=COUNTIF([.L$7:.L$1045];[.$K4])" office:value-type="float" office:value="0">
            <text:p>0</text:p>
          </table:table-cell>
          <table:table-cell table:style-name="ce147" table:formula="of:=COUNTIF([.M$7:.M$1045];[.$K4])" office:value-type="float" office:value="0">
            <text:p>0</text:p>
          </table:table-cell>
          <table:table-cell table:style-name="ce147" table:formula="of:=COUNTIF([.N$7:.N$1045];[.$K4])" office:value-type="float" office:value="0">
            <text:p>0</text:p>
          </table:table-cell>
          <table:table-cell table:style-name="ce147" table:formula="of:=COUNTIF([.O$7:.O$1045];[.$K4])" office:value-type="float" office:value="0">
            <text:p>0</text:p>
          </table:table-cell>
          <table:table-cell table:style-name="ce151"/>
          <table:table-cell table:style-name="ce144"/>
          <table:table-cell table:style-name="Default" table:number-columns-repeated="239"/>
        </table:table-row>
        <table:table-row table:style-name="ro29">
          <table:table-cell table:style-name="ce116" table:number-columns-repeated="3"/>
          <table:table-cell table:style-name="ce128"/>
          <table:table-cell table:style-name="ce116" table:number-columns-repeated="2"/>
          <table:table-cell table:style-name="ce140"/>
          <table:table-cell table:style-name="ce144"/>
          <table:table-cell table:style-name="ce116" table:number-columns-repeated="2"/>
          <table:table-cell table:style-name="Default" office:value-type="string">
            <text:p>N/A</text:p>
          </table:table-cell>
          <table:table-cell table:style-name="ce147" table:formula="of:=COUNTIF([.L$7:.L$1045];[.$K5])" office:value-type="float" office:value="0">
            <text:p>0</text:p>
          </table:table-cell>
          <table:table-cell table:style-name="ce147" table:formula="of:=COUNTIF([.M$7:.M$1045];[.$K5])" office:value-type="float" office:value="0">
            <text:p>0</text:p>
          </table:table-cell>
          <table:table-cell table:style-name="ce147" table:formula="of:=COUNTIF([.N$7:.N$1045];[.$K5])" office:value-type="float" office:value="0">
            <text:p>0</text:p>
          </table:table-cell>
          <table:table-cell table:style-name="ce147" table:formula="of:=COUNTIF([.O$7:.O$1045];[.$K5])" office:value-type="float" office:value="0">
            <text:p>0</text:p>
          </table:table-cell>
          <table:table-cell table:style-name="ce151"/>
          <table:table-cell table:style-name="ce144"/>
          <table:table-cell table:style-name="Default" table:number-columns-repeated="239"/>
        </table:table-row>
        <table:table-row table:style-name="ro39">
          <table:table-cell table:style-name="ce117" office:value-type="string">
            <text:p>Case No</text:p>
          </table:table-cell>
          <table:table-cell table:style-name="ce122" office:value-type="string">
            <text:p>Related function</text:p>
          </table:table-cell>
          <table:table-cell table:style-name="ce122" office:value-type="string">
            <text:p>Case ID</text:p>
          </table:table-cell>
          <table:table-cell table:style-name="ce122" office:value-type="string">
            <text:p>Path</text:p>
          </table:table-cell>
          <table:table-cell table:style-name="ce122" office:value-type="string">
            <text:p>Case Description</text:p>
          </table:table-cell>
          <table:table-cell table:style-name="ce122" office:value-type="string">
            <text:p>Step Description</text:p>
          </table:table-cell>
          <table:table-cell table:style-name="ce122" office:value-type="string">
            <text:p>Steps to produce</text:p>
          </table:table-cell>
          <table:table-cell table:style-name="ce122" office:value-type="string">
            <text:p>Expected Output</text:p>
          </table:table-cell>
          <table:table-cell table:style-name="ce122" office:value-type="string">
            <text:p>Priority</text:p>
          </table:table-cell>
          <table:table-cell table:style-name="ce122" office:value-type="string">
            <text:p>Affect</text:p>
          </table:table-cell>
          <table:table-cell table:style-name="ce122">
            <text:p>Tester</text:p>
          </table:table-cell>
          <table:table-cell table:style-name="ce122">
            <text:p>Test result</text:p>
          </table:table-cell>
          <table:table-cell table:style-name="ce122">
            <text:p>Comment/Bug</text:p>
          </table:table-cell>
          <table:table-cell table:style-name="ce122" table:number-columns-repeated="6"/>
          <table:table-cell table:style-name="Default" table:number-columns-repeated="237"/>
        </table:table-row>
        <table:table-row table:style-name="ro40">
          <table:table-cell table:style-name="ce118" office:value-type="float" office:value="1">
            <text:p>1.00</text:p>
          </table:table-cell>
          <table:table-cell table:style-name="ce47" office:value-type="string">
            <text:p>SNF_IPAD_01</text:p>
          </table:table-cell>
          <table:table-cell table:style-name="ce125" office:value-type="float" office:value="1">
            <text:p>1.00</text:p>
          </table:table-cell>
          <table:table-cell table:style-name="ce138" office:value-type="string">
            <text:p>Login/SignIn1</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1">
          <table:table-cell table:style-name="ce118" table:formula="of:=[.A7]+1" office:value-type="float" office:value="2">
            <text:p>2.00</text:p>
          </table:table-cell>
          <table:table-cell table:style-name="ce47" office:value-type="string">
            <text:p>SNF_IPAD_02</text:p>
          </table:table-cell>
          <table:table-cell table:style-name="ce125" table:formula="of:=[.C7]+1" office:value-type="float" office:value="1">
            <text:p>1.00</text:p>
          </table:table-cell>
          <table:table-cell table:style-name="ce138" office:value-type="string">
            <text:p>Login/SignIn2</text:p>
          </table:table-cell>
          <table:table-cell table:style-name="ce55" office:value-type="string">
            <text:p>Normal Sign In</text:p>
          </table:table-cell>
          <table:table-cell table:style-name="ce55" office:value-type="string">
            <text:p>Step 1: Sign In</text:p>
          </table:table-cell>
          <table:table-cell table:style-name="ce143" office:value-type="string">
            <text:p><text:span text:style-name="T5">- Input a Host name of PLF </text:span><text:span text:style-name="T5">3.0</text:span></text:p>
            <text:p><text:span text:style-name="T5">- Input a registered </text:span><text:span text:style-name="T5">username &amp; password</text:span></text:p>
          </table:table-cell>
          <table:table-cell table:style-name="ce55" office:value-type="string">
            <text:p>- The keyboard will be showed.</text:p>
            <text:p>- All controls for signing in will be move up.</text:p>
            <text:p>- When touch on the Hide button on the keyboard, All controls for signing in will be move dow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2">
          <table:table-cell table:style-name="ce118" table:formula="of:=[.A8]+1" office:value-type="float" office:value="3">
            <text:p>3.00</text:p>
          </table:table-cell>
          <table:table-cell table:style-name="ce47" office:value-type="string">
            <text:p>SNF_IPAD_03</text:p>
          </table:table-cell>
          <table:table-cell table:style-name="ce125" table:formula="of:=[.C8]+1" office:value-type="float" office:value="1">
            <text:p>1.00</text:p>
          </table:table-cell>
          <table:table-cell table:style-name="ce138" office:value-type="string">
            <text:p>Login/SignIn3</text:p>
          </table:table-cell>
          <table:table-cell table:style-name="ce55" office:value-type="string">
            <text:p>Normal Sign In</text:p>
          </table:table-cell>
          <table:table-cell table:style-name="ce55" office:value-type="string">
            <text:p>Step 1: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1">
          <table:table-cell table:style-name="ce118" table:formula="of:=[.A9]+1" office:value-type="float" office:value="4">
            <text:p>4.00</text:p>
          </table:table-cell>
          <table:table-cell table:style-name="ce47" office:value-type="string">
            <text:p>SNF_IPAD_04</text:p>
          </table:table-cell>
          <table:table-cell table:style-name="ce125" table:formula="of:=[.C9]+1" office:value-type="float" office:value="1">
            <text:p>1.00</text:p>
          </table:table-cell>
          <table:table-cell table:style-name="ce138" office:value-type="string">
            <text:p>Login/SignIn4</text:p>
          </table:table-cell>
          <table:table-cell table:style-name="ce55" office:value-type="string">
            <text:p>Normal Sign In</text:p>
          </table:table-cell>
          <table:table-cell table:style-name="ce55" office:value-type="string">
            <text:p>Step 1: Auto Sign In</text:p>
          </table:table-cell>
          <table:table-cell table:style-name="ce55" office:value-type="string">
            <text:p>- Enable "Auto Sign In" option then Sign In. Or Sign In then enable "Auto Sign In".</text:p>
            <text:p><text:span text:style-name="T5">- After SignIn progress </text:span><text:span text:style-name="T5">finished, exit the app (touch </text:span><text:span text:style-name="T5">on physical 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39">
          <table:table-cell table:style-name="ce118" table:formula="of:=[.A10]+1" office:value-type="float" office:value="5">
            <text:p>5.00</text:p>
          </table:table-cell>
          <table:table-cell table:style-name="ce47" office:value-type="string">
            <text:p>SNF_IPAD_05</text:p>
          </table:table-cell>
          <table:table-cell table:style-name="ce125" table:formula="of:=[.C10]+1" office:value-type="float" office:value="1">
            <text:p>1.00</text:p>
          </table:table-cell>
          <table:table-cell table:style-name="ce138" office:value-type="string">
            <text:p>Login/User guide</text:p>
          </table:table-cell>
          <table:table-cell table:style-name="ce56" office:value-type="string">
            <text:p>User guide</text:p>
          </table:table-cell>
          <table:table-cell table:style-name="ce56" office:value-type="string">
            <text:p>Step 1: Information / User guide</text:p>
          </table:table-cell>
          <table:table-cell table:style-name="ce55" office:value-type="string">
            <text:p>- Touch on the UserGuide button</text:p>
          </table:table-cell>
          <table:table-cell table:style-name="ce55" office:value-type="string">
            <text:p>- The app will move user to the User guide screen.</text:p>
          </table:table-cell>
          <table:table-cell table:style-name="ce106" office:value-type="string">
            <text:p>Medium</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3">
          <table:table-cell table:style-name="ce118" table:formula="of:=[.A11]+1" office:value-type="float" office:value="6">
            <text:p>6.00</text:p>
          </table:table-cell>
          <table:table-cell table:style-name="ce47" office:value-type="string">
            <text:p>SNF_IPAD_06</text:p>
          </table:table-cell>
          <table:table-cell table:style-name="ce125" table:formula="of:=[.C11]+1" office:value-type="float" office:value="1">
            <text:p>1.00</text:p>
          </table:table-cell>
          <table:table-cell table:style-name="ce138" office:value-type="string">
            <text:p>Login/Language/Language options</text:p>
          </table:table-cell>
          <table:table-cell table:style-name="ce56" office:value-type="string">
            <text:p>Language options</text:p>
          </table:table-cell>
          <table:table-cell table:style-name="ce56" office:value-type="string">
            <text:p>Step 1: Language / Language options</text:p>
          </table:table-cell>
          <table:table-cell table:style-name="ce55" office:value-type="string">
            <text:p>- Touch on the Language button</text:p>
          </table:table-cell>
          <table:table-cell table:style-name="ce55" office:value-type="string">
            <text:p>- The Language dialog will be showed in order to user change language.</text:p>
          </table:table-cell>
          <table:table-cell table:style-name="ce106" office:value-type="string">
            <text:p>Medium</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3">
          <table:table-cell table:style-name="ce118" table:formula="of:=[.A12]+1" office:value-type="float" office:value="7">
            <text:p>7.00</text:p>
          </table:table-cell>
          <table:table-cell table:style-name="ce47" office:value-type="string">
            <text:p>SNF_IPAD_07</text:p>
          </table:table-cell>
          <table:table-cell table:style-name="ce125" table:formula="of:=[.C12]+1" office:value-type="float" office:value="1">
            <text:p>1.00</text:p>
          </table:table-cell>
          <table:table-cell table:style-name="ce138" office:value-type="string">
            <text:p>Login/Language/Hide Language Dialog</text:p>
          </table:table-cell>
          <table:table-cell table:style-name="ce56" office:value-type="string">
            <text:p>Language options</text:p>
          </table:table-cell>
          <table:table-cell table:style-name="ce56" office:value-type="string">
            <text:p>Step 1: Language / Hide Language Dialog</text:p>
          </table:table-cell>
          <table:table-cell table:style-name="ce55" office:value-type="string">
            <text:p>- When the Language dialog showed. Touch on the out side of it's area</text:p>
          </table:table-cell>
          <table:table-cell table:style-name="ce55" office:value-type="string">
            <text:p>- The Language dialog will be hidden.</text:p>
          </table:table-cell>
          <table:table-cell table:style-name="ce106" office:value-type="string">
            <text:p>Medium</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4">
          <table:table-cell table:style-name="ce118" table:formula="of:=[.A13]+1" office:value-type="float" office:value="8">
            <text:p>8.00</text:p>
          </table:table-cell>
          <table:table-cell table:style-name="ce47" office:value-type="string">
            <text:p>SNF_IPAD_08</text:p>
          </table:table-cell>
          <table:table-cell table:style-name="ce125" table:formula="of:=[.C13]+1" office:value-type="float" office:value="1">
            <text:p>1.00</text:p>
          </table:table-cell>
          <table:table-cell table:style-name="ce138" office:value-type="string">
            <text:p>Login/Language/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4">
          <table:table-cell table:style-name="ce118" table:formula="of:=[.A14]+1" office:value-type="float" office:value="9">
            <text:p>9.00</text:p>
          </table:table-cell>
          <table:table-cell table:style-name="ce47" office:value-type="string">
            <text:p>SNF_IPAD_09</text:p>
          </table:table-cell>
          <table:table-cell table:style-name="ce125" table:formula="of:=[.C14]+1" office:value-type="float" office:value="1">
            <text:p>1.00</text:p>
          </table:table-cell>
          <table:table-cell table:style-name="ce138" office:value-type="string">
            <text:p>Login/Language/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3">
          <table:table-cell table:style-name="ce118" table:formula="of:=[.A15]+1" office:value-type="float" office:value="10">
            <text:p>10.00</text:p>
          </table:table-cell>
          <table:table-cell table:style-name="ce47" office:value-type="string">
            <text:p>SNF_IPAD_10</text:p>
          </table:table-cell>
          <table:table-cell table:style-name="ce125" table:formula="of:=[.C15]+1" office:value-type="float" office:value="1">
            <text:p>1.00</text:p>
          </table:table-cell>
          <table:table-cell table:style-name="ce138" office:value-type="string">
            <text:p>Dashboard/Gadget/List View</text:p>
          </table:table-cell>
          <table:table-cell table:style-name="ce56" office:value-type="string">
            <text:p>Gadget Container</text:p>
          </table:table-cell>
          <table:table-cell table:style-name="ce56" office:value-type="string">
            <text:p>Step 1: Gadget Container / List View</text:p>
          </table:table-cell>
          <table:table-cell table:style-name="ce55" office:value-type="string">
            <text:p>- After the sign in progress finish, the app will move user to the Applications Page.</text:p>
          </table:table-cell>
          <table:table-cell table:style-name="ce55" office:value-type="string">
            <text:p>- Gadgets will be organized in the table view (list View)</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4">
          <table:table-cell table:style-name="ce118" table:formula="of:=[.A16]+1" office:value-type="float" office:value="11">
            <text:p>11.00</text:p>
          </table:table-cell>
          <table:table-cell table:style-name="ce47" office:value-type="string">
            <text:p>SNF_IPAD_11</text:p>
          </table:table-cell>
          <table:table-cell table:style-name="ce125" table:formula="of:=[.C16]+1" office:value-type="float" office:value="1">
            <text:p>1.00</text:p>
          </table:table-cell>
          <table:table-cell table:style-name="ce138" office:value-type="string">
            <text:p>Dashboard/Gadget/Scroll</text:p>
          </table:table-cell>
          <table:table-cell table:style-name="ce56" office:value-type="string">
            <text:p>Gadget Container</text:p>
          </table:table-cell>
          <table:table-cell table:style-name="ce56" office:value-type="string">
            <text:p>Step 1: Gadget Container / List View / Scroll</text:p>
          </table:table-cell>
          <table:table-cell table:style-name="ce55" office:value-type="string">
            <text:p>- Touch on Gadgets List, keep and split vertically</text:p>
          </table:table-cell>
          <table:table-cell table:style-name="ce55" office:value-type="string">
            <text:p>- <text:s/>List view will be scrolled to move to other gadgets</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4">
          <table:table-cell table:style-name="ce118" table:formula="of:=[.A17]+1" office:value-type="float" office:value="12">
            <text:p>12.00</text:p>
          </table:table-cell>
          <table:table-cell table:style-name="ce47" office:value-type="string">
            <text:p>SNF_IPAD_12</text:p>
          </table:table-cell>
          <table:table-cell table:style-name="ce125" table:formula="of:=[.C17]+1" office:value-type="float" office:value="1">
            <text:p>1.00</text:p>
          </table:table-cell>
          <table:table-cell table:style-name="ce138" office:value-type="string">
            <text:p>Dashboard/Gadget/Grid View</text:p>
          </table:table-cell>
          <table:table-cell table:style-name="ce56" office:value-type="string">
            <text:p>Gadget Container</text:p>
          </table:table-cell>
          <table:table-cell table:style-name="ce56" office:value-type="string">
            <text:p>Step 1: Gadget Container / Grid View</text:p>
          </table:table-cell>
          <table:table-cell table:style-name="ce55" office:value-type="string">
            <text:p>- Touch on the List/Grid button</text:p>
          </table:table-cell>
          <table:table-cell table:style-name="ce55" office:value-type="string">
            <text:p>- Gadgets will be organized in the other view (grid view)</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4">
          <table:table-cell table:style-name="ce118" table:formula="of:=[.A18]+1" office:value-type="float" office:value="13">
            <text:p>13.00</text:p>
          </table:table-cell>
          <table:table-cell table:style-name="ce47" office:value-type="string">
            <text:p>SNF_IPAD_13</text:p>
          </table:table-cell>
          <table:table-cell table:style-name="ce125" table:formula="of:=[.C18]+1" office:value-type="float" office:value="1">
            <text:p>1.00</text:p>
          </table:table-cell>
          <table:table-cell table:style-name="ce138" office:value-type="string">
            <text:p>Dashboard/Gadget/Grid View / Scroll</text:p>
          </table:table-cell>
          <table:table-cell table:style-name="ce56" office:value-type="string">
            <text:p>Gadget Container</text:p>
          </table:table-cell>
          <table:table-cell table:style-name="ce56" office:value-type="string">
            <text:p>Step 1: Gadget Container / Grid View / Scroll</text:p>
          </table:table-cell>
          <table:table-cell table:style-name="ce55" office:value-type="string">
            <text:p>- Touch on Gadgets Grid, keep and split horizontally</text:p>
          </table:table-cell>
          <table:table-cell table:style-name="ce55" office:value-type="string">
            <text:p>- Grid view will be scrolled to move other gadgets.</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5">
          <table:table-cell table:style-name="ce118" table:formula="of:=[.A19]+1" office:value-type="float" office:value="14">
            <text:p>14.00</text:p>
          </table:table-cell>
          <table:table-cell table:style-name="ce47" office:value-type="string">
            <text:p>SNF_IPAD_14</text:p>
          </table:table-cell>
          <table:table-cell table:style-name="ce125" table:formula="of:=[.C19]+1" office:value-type="float" office:value="1">
            <text:p>1.00</text:p>
          </table:table-cell>
          <table:table-cell table:style-name="ce138" office:value-type="string">
            <text:p>Dashboard/Gadget/Gadget tabs</text:p>
          </table:table-cell>
          <table:table-cell table:style-name="ce56" office:value-type="string">
            <text:p>Gadget apps</text:p>
          </table:table-cell>
          <table:table-cell table:style-name="ce56" office:value-type="string">
            <text:p>Step 1: Gadget Container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6">
          <table:table-cell table:style-name="ce118" table:formula="of:=[.A20]+1" office:value-type="float" office:value="15">
            <text:p>15.00</text:p>
          </table:table-cell>
          <table:table-cell table:style-name="ce47" office:value-type="string">
            <text:p>SNF_IPAD_15</text:p>
          </table:table-cell>
          <table:table-cell table:style-name="ce125" table:formula="of:=[.C20]+1" office:value-type="float" office:value="1">
            <text:p>1.00</text:p>
          </table:table-cell>
          <table:table-cell table:style-name="ce138" office:value-type="string">
            <text:p>Dashboard/Dashboard update</text:p>
          </table:table-cell>
          <table:table-cell table:style-name="ce56" office:value-type="string">
            <text:p>Gadget apps</text:p>
          </table:table-cell>
          <table:table-cell table:style-name="ce56" office:value-type="string">
            <text:p>Step 1: Gadget Container / Gadget tabs</text:p>
          </table:table-cell>
          <table:table-cell table:style-name="ce143"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7">
          <table:table-cell table:style-name="ce118" table:formula="of:=[.A21]+1" office:value-type="float" office:value="16">
            <text:p>16.00</text:p>
          </table:table-cell>
          <table:table-cell table:style-name="ce47" office:value-type="string">
            <text:p>SNF_IPAD_16</text:p>
          </table:table-cell>
          <table:table-cell table:style-name="ce125" table:formula="of:=[.C21]+1" office:value-type="float" office:value="1">
            <text:p>1.00</text:p>
          </table:table-cell>
          <table:table-cell table:style-name="ce138" office:value-type="string">
            <text:p>Dashboard/Gadget/Add</text:p>
          </table:table-cell>
          <table:table-cell table:style-name="ce56" office:value-type="string">
            <text:p>Gadget apps</text:p>
          </table:table-cell>
          <table:table-cell table:style-name="ce141" office:value-type="string">
            <text:p>Step 1: Gadget Container / Gadget tabs / Gadget</text:p>
          </table:table-cell>
          <table:table-cell table:style-name="ce143" office:value-type="string">
            <text:p><text:span text:style-name="T5">- Add some gadget into tabs </text:span><text:span text:style-name="T5">on 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8" table:formula="of:=[.A22]+1" office:value-type="float" office:value="17">
            <text:p>17.00</text:p>
          </table:table-cell>
          <table:table-cell table:style-name="ce47" office:value-type="string">
            <text:p>SNF_IPAD_17</text:p>
          </table:table-cell>
          <table:table-cell table:style-name="ce125" table:formula="of:=[.C22]+1" office:value-type="float" office:value="1">
            <text:p>1.00</text:p>
          </table:table-cell>
          <table:table-cell table:style-name="ce138" office:value-type="string">
            <text:p>Dashboard/Gadget/Update</text:p>
          </table:table-cell>
          <table:table-cell table:style-name="ce56" office:value-type="string">
            <text:p>Gadget apps</text:p>
          </table:table-cell>
          <table:table-cell table:style-name="ce56" office:value-type="string">
            <text:p>Step 1: Gadget / Gadget item</text:p>
          </table:table-cell>
          <table:table-cell table:style-name="ce143" office:value-type="string">
            <text:p><text:span text:style-name="T5">- Added new more some </text:span><text:span text:style-name="T5">gadget into dashboard tabs </text:span><text:span text:style-name="T5">or delete some existed </text:span><text:span text:style-name="T5">gadgets</text:span></text:p>
            <text:p><text:span text:style-name="T5">- Sign out &amp; Sign in again or </text:span><text:span text:style-name="T5">exit app → start app → sign </text:span><text:span text:style-name="T5">in → 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7">
          <table:table-cell table:style-name="ce118" table:formula="of:=[.A23]+1" office:value-type="float" office:value="18">
            <text:p>18.00</text:p>
          </table:table-cell>
          <table:table-cell table:style-name="ce47" office:value-type="string">
            <text:p>SNF_IPAD_18</text:p>
          </table:table-cell>
          <table:table-cell table:style-name="ce125" table:formula="of:=[.C23]+1" office:value-type="float" office:value="1">
            <text:p>1.00</text:p>
          </table:table-cell>
          <table:table-cell table:style-name="ce138" office:value-type="string">
            <text:p>Dashboard/Launch</text:p>
          </table:table-cell>
          <table:table-cell table:style-name="ce56" office:value-type="string">
            <text:p>Gadget apps</text:p>
          </table:table-cell>
          <table:table-cell table:style-name="ce56" office:value-type="string">
            <text:p>Step 1: Gadget / Gadget starting</text:p>
          </table:table-cell>
          <table:table-cell table:style-name="ce143"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6">
          <table:table-cell table:style-name="ce118" table:formula="of:=[.A24]+1" office:value-type="float" office:value="19">
            <text:p>19.00</text:p>
          </table:table-cell>
          <table:table-cell table:style-name="ce47" office:value-type="string">
            <text:p>SNF_IPAD_19</text:p>
          </table:table-cell>
          <table:table-cell table:style-name="ce125" table:formula="of:=[.C24]+1" office:value-type="float" office:value="1">
            <text:p>1.00</text:p>
          </table:table-cell>
          <table:table-cell table:style-name="ce138" office:value-type="string">
            <text:p>Chat / Launch</text:p>
          </table:table-cell>
          <table:table-cell table:style-name="ce56" office:value-type="string">
            <text:p>Chat app</text:p>
          </table:table-cell>
          <table:table-cell table:style-name="ce56" office:value-type="string">
            <text:p>Step 1: Chat / starting</text:p>
          </table:table-cell>
          <table:table-cell table:style-name="ce55" office:value-type="string">
            <text:p>- Touch on Messenger item on the main screen.</text:p>
          </table:table-cell>
          <table:table-cell table:style-name="ce143" office:value-type="string">
            <text:p><text:span text:style-name="T5">- Then messenger app will </text:span><text:span text:style-name="T5">be showed on the screen </text:span><text:span text:style-name="T5">with list of contacts.</text:span></text:p>
            <text:p><text:span text:style-name="T5">- Online user will be showed </text:span><text:span text:style-name="T5">with green icon. Offline user </text:span><text:span text:style-name="T5">will be showed with gray </text:span><text:span text:style-name="T5">icon.</text:span></text:p>
          </table:table-cell>
          <table:table-cell table:style-name="ce106" office:value-type="string">
            <text:p>High</text:p>
          </table:table-cell>
          <table:table-cell table:style-name="ce146"/>
          <table:table-cell>
            <text:p>hoa.nguyen</text:p>
          </table:table-cell>
          <table:table-cell table:number-columns-repeated="5"/>
          <table:table-cell table:style-name="ce146" table:number-columns-repeated="2"/>
          <table:table-cell table:number-columns-repeated="238"/>
        </table:table-row>
        <table:table-row table:style-name="ro48">
          <table:table-cell table:style-name="ce118" table:formula="of:=[.A25]+1" office:value-type="float" office:value="20">
            <text:p>20.00</text:p>
          </table:table-cell>
          <table:table-cell table:style-name="ce47" office:value-type="string">
            <text:p>SNF_IPAD_20</text:p>
          </table:table-cell>
          <table:table-cell table:style-name="ce125" table:formula="of:=[.C25]+1" office:value-type="float" office:value="1">
            <text:p>1.00</text:p>
          </table:table-cell>
          <table:table-cell table:style-name="ce138" office:value-type="string">
            <text:p>Chat /Close</text:p>
          </table:table-cell>
          <table:table-cell table:style-name="ce56" office:value-type="string">
            <text:p>Chat app / Chat window</text:p>
          </table:table-cell>
          <table:table-cell table:style-name="ce56" office:value-type="string">
            <text:p>Step 1: Chat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8" table:formula="of:=[.A26]+1" office:value-type="float" office:value="21">
            <text:p>21.00</text:p>
          </table:table-cell>
          <table:table-cell table:style-name="ce47" office:value-type="string">
            <text:p>SNF_IPAD_21</text:p>
          </table:table-cell>
          <table:table-cell table:style-name="ce125" table:formula="of:=[.C26]+1" office:value-type="float" office:value="1">
            <text:p>1.00</text:p>
          </table:table-cell>
          <table:table-cell table:style-name="ce138" office:value-type="string">
            <text:p>Chat / Chat</text:p>
          </table:table-cell>
          <table:table-cell table:style-name="ce56" office:value-type="string">
            <text:p>Chat app / Chat window</text:p>
          </table:table-cell>
          <table:table-cell table:style-name="ce56" office:value-type="string">
            <text:p>Step 1: Chat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8" table:formula="of:=[.A27]+1" office:value-type="float" office:value="22">
            <text:p>22.00</text:p>
          </table:table-cell>
          <table:table-cell table:style-name="ce47" office:value-type="string">
            <text:p>SNF_IPAD_22</text:p>
          </table:table-cell>
          <table:table-cell table:style-name="ce125" table:formula="of:=[.C27]+1" office:value-type="float" office:value="1">
            <text:p>1.00</text:p>
          </table:table-cell>
          <table:table-cell table:style-name="ce138" office:value-type="string">
            <text:p>Chat /Chat window / close</text:p>
          </table:table-cell>
          <table:table-cell table:style-name="ce56" office:value-type="string">
            <text:p>Chat app / Chat window</text:p>
          </table:table-cell>
          <table:table-cell table:style-name="ce56" office:value-type="string">
            <text:p>Step 1: Chat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8" table:formula="of:=[.A28]+1" office:value-type="float" office:value="23">
            <text:p>23.00</text:p>
          </table:table-cell>
          <table:table-cell table:style-name="ce47" office:value-type="string">
            <text:p>SNF_IPAD_23</text:p>
          </table:table-cell>
          <table:table-cell table:style-name="ce125" table:formula="of:=[.C28]+1" office:value-type="float" office:value="1">
            <text:p>1.00</text:p>
          </table:table-cell>
          <table:table-cell table:style-name="ce138" office:value-type="string">
            <text:p>Chat /Chat window / type</text:p>
          </table:table-cell>
          <table:table-cell table:style-name="ce56" office:value-type="string">
            <text:p>Chat app / Chat window</text:p>
          </table:table-cell>
          <table:table-cell table:style-name="ce56" office:value-type="string">
            <text:p>Step 1: Chat / typing message</text:p>
          </table:table-cell>
          <table:table-cell table:style-name="ce55" office:value-type="string">
            <text:p>- Touch on the Text Field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8" table:formula="of:=[.A29]+1" office:value-type="float" office:value="24">
            <text:p>24.00</text:p>
          </table:table-cell>
          <table:table-cell table:style-name="ce47" office:value-type="string">
            <text:p>SNF_IPAD_24</text:p>
          </table:table-cell>
          <table:table-cell table:style-name="ce125" table:formula="of:=[.C29]+1" office:value-type="float" office:value="1">
            <text:p>1.00</text:p>
          </table:table-cell>
          <table:table-cell table:style-name="ce138" office:value-type="string">
            <text:p>Chat /Chat window / send</text:p>
          </table:table-cell>
          <table:table-cell table:style-name="ce56" office:value-type="string">
            <text:p>Chat app / Chat window</text:p>
          </table:table-cell>
          <table:table-cell table:style-name="ce56" office:value-type="string">
            <text:p>Step 1: Chat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39">
          <table:table-cell table:style-name="ce118" table:formula="of:=[.A30]+1" office:value-type="float" office:value="25">
            <text:p>25.00</text:p>
          </table:table-cell>
          <table:table-cell table:style-name="ce47" office:value-type="string">
            <text:p>SNF_IPAD_25</text:p>
          </table:table-cell>
          <table:table-cell table:style-name="ce125" table:formula="of:=[.C30]+1" office:value-type="float" office:value="1">
            <text:p>1.00</text:p>
          </table:table-cell>
          <table:table-cell table:style-name="ce138" office:value-type="string">
            <text:p>Chat /Chat window / clear</text:p>
          </table:table-cell>
          <table:table-cell table:style-name="ce56" office:value-type="string">
            <text:p>Chat app / Chat window</text:p>
          </table:table-cell>
          <table:table-cell table:style-name="ce56" office:value-type="string">
            <text:p>Step 1: Chat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0">
          <table:table-cell table:style-name="ce118" table:formula="of:=[.A31]+1" office:value-type="float" office:value="26">
            <text:p>26.00</text:p>
          </table:table-cell>
          <table:table-cell table:style-name="ce47" office:value-type="string">
            <text:p>SNF_IPAD_26</text:p>
          </table:table-cell>
          <table:table-cell table:style-name="ce125" table:formula="of:=[.C31]+1" office:value-type="float" office:value="1">
            <text:p>1.00</text:p>
          </table:table-cell>
          <table:table-cell table:style-name="ce139" office:value-type="string">
            <text:p>Chat /Chat window / back</text:p>
          </table:table-cell>
          <table:table-cell table:style-name="ce56" office:value-type="string">
            <text:p>Chat app / Chat window</text:p>
          </table:table-cell>
          <table:table-cell table:style-name="ce56" office:value-type="string">
            <text:p>Step 1: Chat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0">
          <table:table-cell table:style-name="ce118" table:formula="of:=[.A32]+1" office:value-type="float" office:value="27">
            <text:p>27.00</text:p>
          </table:table-cell>
          <table:table-cell table:style-name="ce47" office:value-type="string">
            <text:p>SNF_IPAD_27</text:p>
          </table:table-cell>
          <table:table-cell table:style-name="ce125" table:formula="of:=[.C32]+1" office:value-type="float" office:value="1">
            <text:p>1.00</text:p>
          </table:table-cell>
          <table:table-cell table:style-name="ce138" office:value-type="string">
            <text:p>Chat /Chat window </text:p>
          </table:table-cell>
          <table:table-cell table:style-name="ce56" office:value-type="string">
            <text:p>Chat app / Chat window</text:p>
          </table:table-cell>
          <table:table-cell table:style-name="ce56" office:value-type="string">
            <text:p>Step 1: Chat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1">
          <table:table-cell table:style-name="ce118" table:formula="of:=[.A33]+1" office:value-type="float" office:value="28">
            <text:p>28.00</text:p>
          </table:table-cell>
          <table:table-cell table:style-name="ce47" office:value-type="string">
            <text:p>SNF_IPAD_28</text:p>
          </table:table-cell>
          <table:table-cell table:style-name="ce125" table:formula="of:=[.C33]+1" office:value-type="float" office:value="1">
            <text:p>1.00</text:p>
          </table:table-cell>
          <table:table-cell table:style-name="ce138" office:value-type="string">
            <text:p>Files / 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3" office:value-type="string">
            <text:p><text:span text:style-name="T5">- After loading progress </text:span><text:span text:style-name="T5">finishes,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 </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0">
          <table:table-cell table:style-name="ce118" table:formula="of:=[.A34]+1" office:value-type="float" office:value="29">
            <text:p>29.00</text:p>
          </table:table-cell>
          <table:table-cell table:style-name="ce47" office:value-type="string">
            <text:p>SNF_IPAD_29</text:p>
          </table:table-cell>
          <table:table-cell table:style-name="ce125" table:formula="of:=[.C34]+1" office:value-type="float" office:value="1">
            <text:p>1.00</text:p>
          </table:table-cell>
          <table:table-cell table:style-name="ce138" office:value-type="string">
            <text:p>Files / 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3" office:value-type="string">
            <text:p><text:span text:style-name="T5">- An Activity indicator will </text:span><text:span text:style-name="T5">show on the navigation bar </text:span><text:span text:style-name="T5">to indicate that the Files app </text:span><text:span text:style-name="T5">is in the loading progress.</text:span></text:p>
            <text:p><text:span text:style-name="T5">- After loading progress </text:span><text:span text:style-name="T5">finishes,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2">
          <table:table-cell table:style-name="ce118" table:formula="of:=[.A35]+1" office:value-type="float" office:value="30">
            <text:p>30.00</text:p>
          </table:table-cell>
          <table:table-cell table:style-name="ce47" office:value-type="string">
            <text:p>SNF_IPAD_30</text:p>
          </table:table-cell>
          <table:table-cell table:style-name="ce125" table:formula="of:=[.C35]+1" office:value-type="float" office:value="1">
            <text:p>1.00</text:p>
          </table:table-cell>
          <table:table-cell table:style-name="ce138" office:value-type="string">
            <text:p>Files / Folder</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3" office:value-type="string">
            <text:p><text:span text:style-name="T5">- An Activity indicator will </text:span><text:span text:style-name="T5">show on the navigation bar </text:span><text:span text:style-name="T5">to indicate that items in the </text:span><text:span text:style-name="T5">folder are in the loading </text:span><text:span text:style-name="T5">progress.</text:span></text:p>
            <text:p><text:span text:style-name="T5">- After loading progress </text:span><text:span text:style-name="T5">finishes, items in this folder </text:span><text:span text:style-name="T5">will be showed.</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3">
          <table:table-cell table:style-name="ce118" table:formula="of:=[.A36]+1" office:value-type="float" office:value="31">
            <text:p>31.00</text:p>
          </table:table-cell>
          <table:table-cell table:style-name="ce47" office:value-type="string">
            <text:p>SNF_IPAD_31</text:p>
          </table:table-cell>
          <table:table-cell table:style-name="ce125" table:formula="of:=[.C36]+1" office:value-type="float" office:value="1">
            <text:p>1.00</text:p>
          </table:table-cell>
          <table:table-cell table:style-name="ce138" office:value-type="string">
            <text:p>Files / Folder / 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3" office:value-type="string">
            <text:p><text:span text:style-name="T5">- An Activity indicator will </text:span><text:span text:style-name="T5">show on the navigation bar </text:span><text:span text:style-name="T5">to indicate that it is in the </text:span><text:span text:style-name="T5">loading progress.</text:span></text:p>
            <text:p><text:span text:style-name="T5">- Then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8" table:formula="of:=[.A37]+1" office:value-type="float" office:value="32">
            <text:p>32.00</text:p>
          </table:table-cell>
          <table:table-cell table:style-name="ce47" office:value-type="string">
            <text:p>SNF_IPAD_32</text:p>
          </table:table-cell>
          <table:table-cell table:style-name="ce125" table:formula="of:=[.C37]+1" office:value-type="float" office:value="1">
            <text:p>1.00</text:p>
          </table:table-cell>
          <table:table-cell table:style-name="ce138" office:value-type="string">
            <text:p>Files / Folder / file</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3" office:value-type="string">
            <text:p>- The file content will be showed on the scree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8" table:formula="of:=[.A38]+1" office:value-type="float" office:value="33">
            <text:p>33.00</text:p>
          </table:table-cell>
          <table:table-cell table:style-name="ce47" office:value-type="string">
            <text:p>SNF_IPAD_33</text:p>
          </table:table-cell>
          <table:table-cell table:style-name="ce125" table:formula="of:=[.C38]+1" office:value-type="float" office:value="1">
            <text:p>1.00</text:p>
          </table:table-cell>
          <table:table-cell table:style-name="ce138" office:value-type="string">
            <text:p>Files / Actions</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3"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39">
          <table:table-cell table:style-name="ce118" table:formula="of:=[.A39]+1" office:value-type="float" office:value="34">
            <text:p>34.00</text:p>
          </table:table-cell>
          <table:table-cell table:style-name="ce47" office:value-type="string">
            <text:p>SNF_IPAD_34</text:p>
          </table:table-cell>
          <table:table-cell table:style-name="ce125" table:formula="of:=[.C39]+1" office:value-type="float" office:value="1">
            <text:p>1.00</text:p>
          </table:table-cell>
          <table:table-cell table:style-name="ce138" office:value-type="string">
            <text:p>Files / Actions / Close</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3" office:value-type="string">
            <text:p>- The action dialog will be hidde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8" table:formula="of:=[.A40]+1" office:value-type="float" office:value="35">
            <text:p>35.00</text:p>
          </table:table-cell>
          <table:table-cell table:style-name="ce47" office:value-type="string">
            <text:p>SNF_IPAD_35</text:p>
          </table:table-cell>
          <table:table-cell table:style-name="ce125" table:formula="of:=[.C40]+1" office:value-type="float" office:value="1">
            <text:p>1.00</text:p>
          </table:table-cell>
          <table:table-cell table:style-name="ce139" office:value-type="string">
            <text:p>Files / Actions / 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3" office:value-type="string">
            <text:p>- this item will be deleted from items list.</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8" table:formula="of:=[.A41]+1" office:value-type="float" office:value="36">
            <text:p>36.00</text:p>
          </table:table-cell>
          <table:table-cell table:style-name="ce47" office:value-type="string">
            <text:p>SNF_IPAD_36</text:p>
          </table:table-cell>
          <table:table-cell table:style-name="ce125" table:formula="of:=[.C41]+1" office:value-type="float" office:value="1">
            <text:p>1.00</text:p>
          </table:table-cell>
          <table:table-cell table:style-name="ce139" office:value-type="string">
            <text:p>Files / Actions / 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3" office:value-type="string">
            <text:p>- The item will be copied to the new folder.</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8" table:formula="of:=[.A42]+1" office:value-type="float" office:value="37">
            <text:p>37.00</text:p>
          </table:table-cell>
          <table:table-cell table:style-name="ce47" office:value-type="string">
            <text:p>SNF_IPAD_37</text:p>
          </table:table-cell>
          <table:table-cell table:style-name="ce125" table:formula="of:=[.C42]+1" office:value-type="float" office:value="1">
            <text:p>1.00</text:p>
          </table:table-cell>
          <table:table-cell table:style-name="ce139" office:value-type="string">
            <text:p>Files / Actions / 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3" office:value-type="string">
            <text:p>- The item will be moved to the new folder.</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1">
          <table:table-cell table:style-name="ce118" table:formula="of:=[.A43]+1" office:value-type="float" office:value="38">
            <text:p>38.00</text:p>
          </table:table-cell>
          <table:table-cell table:style-name="ce47" office:value-type="string">
            <text:p>SNF_IPAD_38</text:p>
          </table:table-cell>
          <table:table-cell table:style-name="ce125" table:formula="of:=[.C43]+1" office:value-type="float" office:value="1">
            <text:p>1.00</text:p>
          </table:table-cell>
          <table:table-cell table:style-name="ce139" office:value-type="string">
            <text:p>Files / Actions / Create New folder</text:p>
          </table:table-cell>
          <table:table-cell table:style-name="ce56" office:value-type="string">
            <text:p>Files app</text:p>
          </table:table-cell>
          <table:table-cell table:style-name="ce56" office:value-type="string">
            <text:p>Step 1: Files Action / creating new folder</text:p>
          </table:table-cell>
          <table:table-cell table:style-name="ce55" office:value-type="string">
            <text:p>- on any item, touch on action button, select “Create new folder” action on it.</text:p>
            <text:p>- A dialog will be showed in order to user input the name for folder.</text:p>
            <text:p>- Touch on OK button</text:p>
            <text:p/>
          </table:table-cell>
          <table:table-cell table:style-name="ce143" office:value-type="string">
            <text:p>- New folder will be created and updated in the table View</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1">
          <table:table-cell table:style-name="ce118" table:formula="of:=[.A44]+1" office:value-type="float" office:value="39">
            <text:p>39.00</text:p>
          </table:table-cell>
          <table:table-cell table:style-name="ce47" office:value-type="string">
            <text:p>SNF_IPAD_39</text:p>
          </table:table-cell>
          <table:table-cell table:style-name="ce125" table:formula="of:=[.C44]+1" office:value-type="float" office:value="1">
            <text:p>1.00</text:p>
          </table:table-cell>
          <table:table-cell table:style-name="ce139" office:value-type="string">
            <text:p>Files / Actions / Rename</text:p>
          </table:table-cell>
          <table:table-cell table:style-name="ce56" office:value-type="string">
            <text:p>Files app</text:p>
          </table:table-cell>
          <table:table-cell table:style-name="ce56" office:value-type="string">
            <text:p>Step 1: Files Action / renaming item</text:p>
          </table:table-cell>
          <table:table-cell table:style-name="ce55" office:value-type="string">
            <text:p>- on any item, touch on action button, select “rename” action on it.</text:p>
            <text:p>- A dialog will be showed in order to user input the new name for item.</text:p>
            <text:p>- Touch on OK button</text:p>
            <text:p/>
          </table:table-cell>
          <table:table-cell table:style-name="ce143" office:value-type="string">
            <text:p>- The item will be renamed and updated in the table View</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style-name="ce116" table:number-columns-repeated="3"/>
          <table:table-cell table:style-name="ce128"/>
          <table:table-cell table:style-name="ce116"/>
          <table:table-cell table:style-name="ce142" table:number-columns-repeated="3"/>
          <table:table-cell table:style-name="ce116"/>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54">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5"/>
        <table:table-column table:style-name="co8" table:default-cell-style-name="Default"/>
        <table:table-row table:style-name="ro9">
          <table:table-cell table:style-name="ce129" office:value-type="string" table:number-columns-spanned="5" table:number-rows-spanned="2">
            <text:p>Portal SniffTest List</text:p>
          </table:table-cell>
          <table:covered-table-cell table:number-columns-repeated="4" table:style-name="ce132"/>
          <table:table-cell table:style-name="ce45" office:value-type="string" table:number-columns-spanned="1" table:number-rows-spanned="3">
            <text:p>Cases</text:p>
          </table:table-cell>
          <table:table-cell table:number-columns-repeated="243"/>
        </table:table-row>
        <table:table-row table:style-name="ro9">
          <table:covered-table-cell table:style-name="ce130"/>
          <table:covered-table-cell table:number-columns-repeated="4" table:style-name="ce132"/>
          <table:covered-table-cell table:style-name="ce45" office:value-type="string">
            <text:p>Cases</text:p>
          </table:covered-table-cell>
          <table:table-cell table:number-columns-repeated="243"/>
        </table:table-row>
        <table:table-row table:style-name="ro30">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31">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7]=[.$A4])*([SniffTest.A$7:SniffTest.A$917]&lt;&gt;&quot;&quot;))" office:value-type="float" office:value="0">
            <text:p>0</text:p>
          </table:table-cell>
          <table:table-cell/>
          <table:table-cell table:style-name="ce137"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7]=[.$A5])*([SniffTest.A$7:SniffTest.A$917]&lt;&gt;&quot;&quot;))" office:value-type="float" office:value="0">
            <text:p>0</text:p>
          </table:table-cell>
          <table:table-cell table:style-name="ce137"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7]=[.$A6])*([SniffTest.A$7:SniffTest.A$917]&lt;&gt;&quot;&quot;))" office:value-type="float" office:value="0">
            <text:p>0</text:p>
          </table:table-cell>
          <table:table-cell table:style-name="ce137"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3" office:value-type="string">
            <text:p>When user opens the GateIn again, User automatically go to private mode and do not have to sign in</text:p>
          </table:table-cell>
          <table:table-cell table:formula="of:=SUMPRODUCT(([SniffTest.B$7:SniffTest.B$917]=[.$A7])*([SniffTest.A$7:SniffTest.A$917]&lt;&gt;&quot;&quot;))" office:value-type="float" office:value="0">
            <text:p>0</text:p>
          </table:table-cell>
          <table:table-cell table:style-name="ce137"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3" office:value-type="string">
            <text:p>Follow the instructions and you will be received an email in your email box to guide how to recover password</text:p>
          </table:table-cell>
          <table:table-cell table:formula="of:=SUMPRODUCT(([SniffTest.B$7:SniffTest.B$917]=[.$A8])*([SniffTest.A$7:SniffTest.A$917]&lt;&gt;&quot;&quot;))" office:value-type="float" office:value="0">
            <text:p>0</text:p>
          </table:table-cell>
          <table:table-cell table:style-name="ce137"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7]=[.$A9])*([SniffTest.A$7:SniffTest.A$917]&lt;&gt;&quot;&quot;))" office:value-type="float" office:value="0">
            <text:p>0</text:p>
          </table:table-cell>
          <table:table-cell table:style-name="ce137"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7]=[.$A10])*([SniffTest.A$7:SniffTest.A$917]&lt;&gt;&quot;&quot;))" office:value-type="float" office:value="0">
            <text:p>0</text:p>
          </table:table-cell>
          <table:table-cell table:style-name="ce137" table:number-columns-repeated="243"/>
        </table:table-row>
        <table:table-row table:style-name="ro31">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7]=[.$A11])*([SniffTest.A$7:SniffTest.A$917]&lt;&gt;&quot;&quot;))" office:value-type="float" office:value="0">
            <text:p>0</text:p>
          </table:table-cell>
          <table:table-cell table:style-name="ce137"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7]=[.$A12])*([SniffTest.A$7:SniffTest.A$917]&lt;&gt;&quot;&quot;))" office:value-type="float" office:value="0">
            <text:p>0</text:p>
          </table:table-cell>
          <table:table-cell table:style-name="ce137" table:number-columns-repeated="243"/>
        </table:table-row>
        <table:table-row table:style-name="ro31">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7]=[.$A13])*([SniffTest.A$7:SniffTest.A$917]&lt;&gt;&quot;&quot;))" office:value-type="float" office:value="0">
            <text:p>0</text:p>
          </table:table-cell>
          <table:table-cell table:style-name="ce137"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7]=[.$A14])*([SniffTest.A$7:SniffTest.A$917]&lt;&gt;&quot;&quot;))" office:value-type="float" office:value="0">
            <text:p>0</text:p>
          </table:table-cell>
          <table:table-cell table:style-name="ce137"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3" office:value-type="string">
            <text:p>All existing portlets are imported successfully and displayed on left list ( there are someones added categories: Integration,Navigation, System, etc)</text:p>
          </table:table-cell>
          <table:table-cell table:formula="of:=SUMPRODUCT(([SniffTest.B$7:SniffTest.B$917]=[.$A15])*([SniffTest.A$7:SniffTest.A$917]&lt;&gt;&quot;&quot;))" office:value-type="float" office:value="0">
            <text:p>0</text:p>
          </table:table-cell>
          <table:table-cell table:style-name="ce137"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7]=[.$A16])*([SniffTest.A$7:SniffTest.A$917]&lt;&gt;&quot;&quot;))" office:value-type="float" office:value="0">
            <text:p>0</text:p>
          </table:table-cell>
          <table:table-cell table:style-name="ce137"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7]=[.$A17])*([SniffTest.A$7:SniffTest.A$917]&lt;&gt;&quot;&quot;))" office:value-type="float" office:value="0">
            <text:p>0</text:p>
          </table:table-cell>
          <table:table-cell table:style-name="ce137" table:number-columns-repeated="243"/>
        </table:table-row>
        <table:table-row table:style-name="ro31">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7]=[.$A18])*([SniffTest.A$7:SniffTest.A$917]&lt;&gt;&quot;&quot;))" office:value-type="float" office:value="0">
            <text:p>0</text:p>
          </table:table-cell>
          <table:table-cell table:style-name="ce137" table:number-columns-repeated="243"/>
        </table:table-row>
        <table:table-row table:style-name="ro31">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7]=[.$A19])*([SniffTest.A$7:SniffTest.A$917]&lt;&gt;&quot;&quot;))" office:value-type="float" office:value="0">
            <text:p>0</text:p>
          </table:table-cell>
          <table:table-cell table:style-name="ce137"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7]=[.$A20])*([SniffTest.A$7:SniffTest.A$917]&lt;&gt;&quot;&quot;))" office:value-type="float" office:value="0">
            <text:p>0</text:p>
          </table:table-cell>
          <table:table-cell table:style-name="ce137"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7]=[.$A21])*([SniffTest.A$7:SniffTest.A$917]&lt;&gt;&quot;&quot;))" office:value-type="float" office:value="0">
            <text:p>0</text:p>
          </table:table-cell>
          <table:table-cell table:style-name="ce137"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7]=[.$A22])*([SniffTest.A$7:SniffTest.A$917]&lt;&gt;&quot;&quot;))" office:value-type="float" office:value="0">
            <text:p>0</text:p>
          </table:table-cell>
          <table:table-cell table:style-name="ce137"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7]=[.$A23])*([SniffTest.A$7:SniffTest.A$917]&lt;&gt;&quot;&quot;))" office:value-type="float" office:value="0">
            <text:p>0</text:p>
          </table:table-cell>
          <table:table-cell table:style-name="ce137" table:number-columns-repeated="243"/>
        </table:table-row>
        <table:table-row table:style-name="ro31">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7]=[.$A24])*([SniffTest.A$7:SniffTest.A$917]&lt;&gt;&quot;&quot;))" office:value-type="float" office:value="0">
            <text:p>0</text:p>
          </table:table-cell>
          <table:table-cell table:style-name="ce137" table:number-columns-repeated="243"/>
        </table:table-row>
        <table:table-row table:style-name="ro31">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7]=[.$A25])*([SniffTest.A$7:SniffTest.A$917]&lt;&gt;&quot;&quot;))" office:value-type="float" office:value="0">
            <text:p>0</text:p>
          </table:table-cell>
          <table:table-cell table:style-name="ce137" table:number-columns-repeated="243"/>
        </table:table-row>
        <table:table-row table:style-name="ro31">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7]=[.$A26])*([SniffTest.A$7:SniffTest.A$917]&lt;&gt;&quot;&quot;))" office:value-type="float" office:value="0">
            <text:p>0</text:p>
          </table:table-cell>
          <table:table-cell table:style-name="ce137"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7]=[.$A27])*([SniffTest.A$7:SniffTest.A$917]&lt;&gt;&quot;&quot;))" office:value-type="float" office:value="0">
            <text:p>0</text:p>
          </table:table-cell>
          <table:table-cell table:style-name="ce137"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8])*([SniffTest.A$7:SniffTest.A$917]&lt;&gt;&quot;&quot;))" office:value-type="float" office:value="0">
            <text:p>0</text:p>
          </table:table-cell>
          <table:table-cell table:style-name="ce137"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9])*([SniffTest.A$7:SniffTest.A$917]&lt;&gt;&quot;&quot;))" office:value-type="float" office:value="0">
            <text:p>0</text:p>
          </table:table-cell>
          <table:table-cell table:style-name="ce137"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7]=[.$A30])*([SniffTest.A$7:SniffTest.A$917]&lt;&gt;&quot;&quot;))" office:value-type="float" office:value="0">
            <text:p>0</text:p>
          </table:table-cell>
          <table:table-cell table:style-name="ce137"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7]=[.$A31])*([SniffTest.A$7:SniffTest.A$917]&lt;&gt;&quot;&quot;))" office:value-type="float" office:value="0">
            <text:p>0</text:p>
          </table:table-cell>
          <table:table-cell table:style-name="ce137" table:number-columns-repeated="243"/>
        </table:table-row>
        <table:table-row table:style-name="ro31">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7]=[.$A32])*([SniffTest.A$7:SniffTest.A$917]&lt;&gt;&quot;&quot;))" office:value-type="float" office:value="0">
            <text:p>0</text:p>
          </table:table-cell>
          <table:table-cell table:style-name="ce137" table:number-columns-repeated="243"/>
        </table:table-row>
        <table:table-row table:style-name="ro31">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7]=[.$A33])*([SniffTest.A$7:SniffTest.A$917]&lt;&gt;&quot;&quot;))" office:value-type="float" office:value="0">
            <text:p>0</text:p>
          </table:table-cell>
          <table:table-cell table:style-name="ce137"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7]=[.$A34])*([SniffTest.A$7:SniffTest.A$917]&lt;&gt;&quot;&quot;))" office:value-type="float" office:value="0">
            <text:p>0</text:p>
          </table:table-cell>
          <table:table-cell table:style-name="ce137"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35])*([SniffTest.A$7:SniffTest.A$917]&lt;&gt;&quot;&quot;))" office:value-type="float" office:value="0">
            <text:p>0</text:p>
          </table:table-cell>
          <table:table-cell table:style-name="ce137"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7]=[.$A36])*([SniffTest.A$7:SniffTest.A$917]&lt;&gt;&quot;&quot;))" office:value-type="float" office:value="0">
            <text:p>0</text:p>
          </table:table-cell>
          <table:table-cell table:style-name="ce137"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7])*([SniffTest.A$7:SniffTest.A$917]&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8])*([SniffTest.A$7:SniffTest.A$917]&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7]=[.$A39])*([SniffTest.A$7:SniffTest.A$917]&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7]=[.$A40])*([SniffTest.A$7:SniffTest.A$917]&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7]=[.$A41])*([SniffTest.A$7:SniffTest.A$917]&lt;&gt;&quot;&quot;))" office:value-type="float" office:value="0">
            <text:p>0</text:p>
          </table:table-cell>
          <table:table-cell table:number-columns-repeated="243"/>
        </table:table-row>
        <table:table-row table:style-name="ro31">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7]=[.$A42])*([SniffTest.A$7:SniffTest.A$917]&lt;&gt;&quot;&quot;))" office:value-type="float" office:value="0">
            <text:p>0</text:p>
          </table:table-cell>
          <table:table-cell table:number-columns-repeated="243"/>
        </table:table-row>
        <table:table-row table:style-name="ro31">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7]=[.$A43])*([SniffTest.A$7:SniffTest.A$917]&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7]=[.$A44])*([SniffTest.A$7:SniffTest.A$917]&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5])*([SniffTest.A$7:SniffTest.A$917]&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6])*([SniffTest.A$7:SniffTest.A$917]&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7]=[.$A47])*([SniffTest.A$7:SniffTest.A$917]&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7]=[.$A48])*([SniffTest.A$7:SniffTest.A$917]&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49])*([SniffTest.A$7:SniffTest.A$917]&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7]=[.$A50])*([SniffTest.A$7:SniffTest.A$917]&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1])*([SniffTest.A$7:SniffTest.A$917]&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2])*([SniffTest.A$7:SniffTest.A$917]&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7]=[.$A53])*([SniffTest.A$7:SniffTest.A$917]&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7]=[.$A54])*([SniffTest.A$7:SniffTest.A$917]&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7]=[.$A55])*([SniffTest.A$7:SniffTest.A$917]&lt;&gt;&quot;&quot;))" office:value-type="float" office:value="0">
            <text:p>0</text:p>
          </table:table-cell>
          <table:table-cell table:number-columns-repeated="243"/>
        </table:table-row>
        <table:table-row table:style-name="ro31">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7]=[.$A56])*([SniffTest.A$7:SniffTest.A$917]&lt;&gt;&quot;&quot;))" office:value-type="float" office:value="0">
            <text:p>0</text:p>
          </table:table-cell>
          <table:table-cell table:number-columns-repeated="243"/>
        </table:table-row>
        <table:table-row table:style-name="ro31">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7]=[.$A57])*([SniffTest.A$7:SniffTest.A$917]&lt;&gt;&quot;&quot;))" office:value-type="float" office:value="0">
            <text:p>0</text:p>
          </table:table-cell>
          <table:table-cell table:number-columns-repeated="243"/>
        </table:table-row>
        <table:table-row table:style-name="ro31">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7]=[.$A58])*([SniffTest.A$7:SniffTest.A$917]&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7]=[.$A59])*([SniffTest.A$7:SniffTest.A$917]&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0])*([SniffTest.A$7:SniffTest.A$917]&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1])*([SniffTest.A$7:SniffTest.A$917]&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7]=[.$A62])*([SniffTest.A$7:SniffTest.A$917]&lt;&gt;&quot;&quot;))" office:value-type="float" office:value="0">
            <text:p>0</text:p>
          </table:table-cell>
          <table:table-cell table:number-columns-repeated="243"/>
        </table:table-row>
        <table:table-row table:style-name="ro38">
          <table:table-cell office:value-type="string">
            <text:p>SNF_PRL_60</text:p>
          </table:table-cell>
          <table:table-cell table:number-columns-repeated="3" table:style-name="ce55" office:value-type="string">
            <text:p>Show and Search page</text:p>
          </table:table-cell>
          <table:table-cell table:style-name="ce134"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7]=[.$A63])*([SniffTest.A$7:SniffTest.A$917]&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7]=[.$A64])*([SniffTest.A$7:SniffTest.A$917]&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7]=[.$A65])*([SniffTest.A$7:SniffTest.A$917]&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7]=[.$A66])*([SniffTest.A$7:SniffTest.A$917]&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7]=[.$A67])*([SniffTest.A$7:SniffTest.A$917]&lt;&gt;&quot;&quot;))" office:value-type="float" office:value="0">
            <text:p>0</text:p>
          </table:table-cell>
          <table:table-cell table:number-columns-repeated="243"/>
        </table:table-row>
        <table:table-row table:style-name="ro31">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7]=[.$A68])*([SniffTest.A$7:SniffTest.A$917]&lt;&gt;&quot;&quot;))" office:value-type="float" office:value="0">
            <text:p>0</text:p>
          </table:table-cell>
          <table:table-cell table:number-columns-repeated="243"/>
        </table:table-row>
        <table:table-row table:style-name="ro31">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7]=[.$A69])*([SniffTest.A$7:SniffTest.A$917]&lt;&gt;&quot;&quot;))" office:value-type="float" office:value="0">
            <text:p>0</text:p>
          </table:table-cell>
          <table:table-cell table:number-columns-repeated="243"/>
        </table:table-row>
        <table:table-row table:style-name="ro31">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7]=[.$A70])*([SniffTest.A$7:SniffTest.A$917]&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1" office:value-type="string" table:number-columns-spanned="5" table:number-rows-spanned="1">
            <text:p>TOTAL</text:p>
          </table:table-cell>
          <table:covered-table-cell table:number-columns-repeated="4" table:style-name="Default"/>
          <table:table-cell table:style-name="ce136"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5:0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5:04:56</dc:date>
    <meta:editing-cycles>772</meta:editing-cycles>
    <meta:editing-duration>PT280H15M08S</meta:editing-duration>
    <dc:creator>exoplatform </dc:creator>
    <meta:document-statistic meta:table-count="4" meta:cell-count="1034" meta:object-count="5"/>
    <meta:user-defined meta:name="Info 1"/>
    <meta:user-defined meta:name="Info 2"/>
    <meta:user-defined meta:name="Info 3"/>
    <meta:user-defined meta:name="Info 4"/>
  </office:meta>
</office:document-meta>
</file>